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5cm" svg:height="5.225cm" svg:x="6.715cm" svg:y="3.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2.54cm" svg:height="0.635cm" svg:x="8.814cm" svg:y="4.81cm">
          <draw:glue-point draw:id="4" svg:x="-5cm" svg:y="-4.992cm"/>
          <draw:glue-point draw:id="5" svg:x="-5cm" svg:y="5.007cm"/>
          <text:p text:style-name="P2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5.715cm" svg:height="0.635cm" svg:x="7.35cm" svg:y="3.315cm">
          <draw:glue-point draw:id="4" svg:x="-4.999cm" svg:y="6.188cm"/>
          <draw:glue-point draw:id="5" svg:x="4.999cm" svg:y="6.188cm"/>
          <text:p text:style-name="P2"><text:span text:style-name="T1">serijaliziran java objek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766cm" svg:height="1.038cm" svg:x="6.934cm" svg:y="7.287cm">
          <draw:text-box>
            <text:p text:style-name="P4"><text:span text:style-name="T1">VHDLLab zahtjev/odgovor</text:span></text:p>
          </draw:text-box>
        </draw:frame>
        <draw:custom-shape draw:style-name="gr2" draw:text-style-name="P3" draw:id="id3" draw:layer="layout" svg:width="1.464cm" svg:height="0.635cm" svg:x="9.363cm" svg:y="6.301cm">
          <draw:glue-point draw:id="4" svg:x="-5cm" svg:y="-6.173cm"/>
          <text:p text:style-name="P2"><text:span text:style-name="T1">SS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351cm" svg:y1="3.95cm" svg:x2="8.814cm" svg:y2="4.811cm" draw:start-shape="id1" draw:start-glue-point="4" draw:end-shape="id2" draw:end-glue-point="4">
          <text:p text:style-name="P4"/>
        </draw:connector>
        <draw:connector draw:style-name="gr4" draw:text-style-name="P1" draw:layer="layout" draw:type="line" svg:x1="8.814cm" svg:y1="5.444cm" svg:x2="9.363cm" svg:y2="6.301cm" draw:start-shape="id2" draw:start-glue-point="5" draw:end-shape="id3" draw:end-glue-point="4">
          <text:p text:style-name="P4"/>
        </draw:connector>
        <draw:connector draw:style-name="gr4" draw:text-style-name="P1" draw:layer="layout" draw:type="line" svg:x1="13.063cm" svg:y1="3.95cm" svg:x2="11.356cm" svg:y2="4.805cm" draw:start-shape="id1" draw:start-glue-point="5">
          <text:p text:style-name="P4"/>
        </draw:connector>
        <draw:connector draw:style-name="gr4" draw:text-style-name="P1" draw:layer="layout" draw:type="line" svg:x1="11.356cm" svg:y1="5.429cm" svg:x2="10.827cm" svg:y2="6.297cm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7T17:49:53</meta:creation-date>
    <dc:creator>Miro</dc:creator>
    <dc:date>2008-02-27T22:25:00</dc:date>
    <meta:editing-cycles>10</meta:editing-cycles>
    <meta:editing-duration>PT26M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